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ling test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office:value-type="date" office:date-value="2020-09-10T14:31:40.480+02:00">
            <text:p>10-sep-2020</text:p>
          </table:table-cell>
          <table:table-cell table:number-columns-repeated="1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gsdfgsd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vbcvbxcvb</text:p>
          </table:table-cell>
          <table:table-cell/>
        </table:table-row>
        <table:table-row table:style-name="ro1" table:number-rows-repeated="1">
          <table:table-cell table:number-columns-repeated="10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"/>
          <table:table-cell office:value-type="string" office:string-value="On site support">
            <text:p>On site support</text:p>
          </table:table-cell>
          <table:table-cell table:number-columns-repeated="8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f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4:30:31.9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2:25:11.358000000</meta:creation-date>
    <meta:generator>LibreOffice/6.2.2.2$Windows_X86_64 LibreOffice_project/2b840030fec2aae0fd2658d8d4f9548af4e3518d</meta:generator>
    <dc:date>2020-09-10T14:30:49.579000000</dc:date>
    <meta:editing-duration>PT15M7S</meta:editing-duration>
    <meta:editing-cycles>7</meta:editing-cycles>
    <meta:document-statistic meta:table-count="1" meta:cell-count="4" meta:object-count="0"/>
  </office:meta>
</office:document-meta>
</file>